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0.75pt" style:use-optimal-column-width="true"/>
    </style:style>
    <style:style style:name="ACOL-2" style:family="table-column">
      <style:table-column-properties style:column-width="72.75pt" style:use-optimal-column-width="true"/>
    </style:style>
    <style:style style:name="ACOL-3" style:family="table-column">
      <style:table-column-properties style:column-width="54.75pt" style:use-optimal-column-width="true"/>
    </style:style>
    <style:style style:name="ACOL-4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gn.csv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3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1"/>
        <table:table-column table:default-cell-style-name="ACE-0" table:style-name="ACOL-3"/>
        <table:table-column table:default-cell-style-name="ACE-0" table:style-name="ACOL-0" table:number-columns-repeated="5"/>
        <table:table-column table:default-cell-style-name="ACE-0" table:style-name="ACOL-1"/>
        <table:table-column table:default-cell-style-name="ACE-0" table:style-name="ACOL-0" table:number-columns-repeated="2"/>
        <table:table-column table:default-cell-style-name="ACE-0" table:style-name="ACOL-0" table:number-columns-repeated="241"/>
        <table:table-row table:style-name="AROW-0">
          <table:table-cell table:style-name="ACE-0" office:value-type="string">
            <text:p>Sr</text:p>
          </table:table-cell>
          <table:table-cell table:style-name="ACE-0" office:value-type="string">
            <text:p>a</text:p>
          </table:table-cell>
          <table:table-cell table:style-name="ACE-0" office:value-type="string">
            <text:p>b</text:p>
          </table:table-cell>
          <table:table-cell table:style-name="ACE-0" office:value-type="string">
            <text:p>Ox</text:p>
          </table:table-cell>
          <table:table-cell table:style-name="ACE-0" office:value-type="string">
            <text:p>bg1</text:p>
          </table:table-cell>
          <table:table-cell table:style-name="ACE-0" office:value-type="string">
            <text:p>bg2</text:p>
          </table:table-cell>
          <table:table-cell table:style-name="ACE-0" office:value-type="string">
            <text:p>bg3</text:p>
          </table:table-cell>
          <table:table-cell table:style-name="ACE-0" office:value-type="string">
            <text:p>bg4</text:p>
          </table:table-cell>
          <table:table-cell table:style-name="ACE-0" office:value-type="string">
            <text:p>bg5</text:p>
          </table:table-cell>
          <table:table-cell table:style-name="ACE-0" office:value-type="string">
            <text:p>T</text:p>
          </table:table-cell>
          <table:table-cell table:style-name="ACE-1" office:value-type="string">
            <text:p>Ti</text:p>
          </table:table-cell>
          <table:table-cell table:style-name="ACE-0" office:value-type="string">
            <text:p>P</text:p>
          </table:table-cell>
          <table:table-cell table:style-name="ACE-0" office:value-type="string">
            <text:p>Pi</text:p>
          </table:table-cell>
          <table:table-cell table:style-name="ACE-0" office:value-type="string">
            <text:p>RCM</text:p>
          </table:table-cell>
          <table:table-cell table:style-name="ACE-0" office:value-type="string">
            <text:p>sigma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0_5_P_10</text:p>
          </table:table-cell>
          <table:table-cell table:style-name="ACE-0" office:value-type="float" office:value="0.0086700000000000006">
            <text:p>0.0086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817843999999999">
            <text:p>0.20817844</text:p>
          </table:table-cell>
          <table:table-cell table:style-name="ACE-0" office:value-type="float" office:value="0.27410570989999999">
            <text:p>0.2741057099</text:p>
          </table:table-cell>
          <table:table-cell table:style-name="ACE-0" office:value-type="float" office:value="0.50904583999999997">
            <text:p>0.5090458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921">
            <text:p>921</text:p>
          </table:table-cell>
          <table:table-cell table:style-name="ACE-1" office:value-type="float" office:value="363.14999999999998">
            <text:p>363.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43029843000000001">
            <text:p>0.43029843</text:p>
          </table:table-cell>
          <table:table-cell table:style-name="ACE-0" office:value-type="float" office:value="165.90000000000001">
            <text:p>165.9</text:p>
          </table:table-cell>
          <table:table-cell table:style-name="ACE-0" office:value-type="float" office:value="16.59">
            <text:p>16.59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0_5_P_10</text:p>
          </table:table-cell>
          <table:table-cell table:style-name="ACE-0" office:value-type="float" office:value="0.0086700000000000006">
            <text:p>0.0086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817843999999999">
            <text:p>0.20817844</text:p>
          </table:table-cell>
          <table:table-cell table:style-name="ACE-0" office:value-type="float" office:value="0.27410570989999999">
            <text:p>0.2741057099</text:p>
          </table:table-cell>
          <table:table-cell table:style-name="ACE-0" office:value-type="float" office:value="0.50904583999999997">
            <text:p>0.5090458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950">
            <text:p>950</text:p>
          </table:table-cell>
          <table:table-cell table:style-name="ACE-1" office:value-type="float" office:value="363.14999999999998">
            <text:p>363.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43029843000000001">
            <text:p>0.43029843</text:p>
          </table:table-cell>
          <table:table-cell table:style-name="ACE-0" office:value-type="float" office:value="62.07">
            <text:p>62.07</text:p>
          </table:table-cell>
          <table:table-cell table:style-name="ACE-0" office:value-type="float" office:value="6.2069999999999999">
            <text:p>6.207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0_5_P_11</text:p>
          </table:table-cell>
          <table:table-cell table:style-name="ACE-0" office:value-type="float" office:value="0.0086700000000000006">
            <text:p>0.0086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817843999999999">
            <text:p>0.20817844</text:p>
          </table:table-cell>
          <table:table-cell table:style-name="ACE-0" office:value-type="float" office:value="0.27410570989999999">
            <text:p>0.2741057099</text:p>
          </table:table-cell>
          <table:table-cell table:style-name="ACE-0" office:value-type="float" office:value="0.50904583999999997">
            <text:p>0.5090458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972">
            <text:p>972</text:p>
          </table:table-cell>
          <table:table-cell table:style-name="ACE-1" office:value-type="float" office:value="378.14999999999998">
            <text:p>378.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45003689000000002">
            <text:p>0.45003689</text:p>
          </table:table-cell>
          <table:table-cell table:style-name="ACE-0" office:value-type="float" office:value="29.43">
            <text:p>29.43</text:p>
          </table:table-cell>
          <table:table-cell table:style-name="ACE-0" office:value-type="float" office:value="2.9430000000000001">
            <text:p>2.943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0_5_P_11</text:p>
          </table:table-cell>
          <table:table-cell table:style-name="ACE-0" office:value-type="float" office:value="0.0086700000000000006">
            <text:p>0.0086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817843999999999">
            <text:p>0.20817844</text:p>
          </table:table-cell>
          <table:table-cell table:style-name="ACE-0" office:value-type="float" office:value="0.27410570989999999">
            <text:p>0.2741057099</text:p>
          </table:table-cell>
          <table:table-cell table:style-name="ACE-0" office:value-type="float" office:value="0.50904583999999997">
            <text:p>0.5090458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973">
            <text:p>973</text:p>
          </table:table-cell>
          <table:table-cell table:style-name="ACE-1" office:value-type="float" office:value="393.14999999999998">
            <text:p>393.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45003689000000002">
            <text:p>0.45003689</text:p>
          </table:table-cell>
          <table:table-cell table:style-name="ACE-0" office:value-type="float" office:value="30.199999999999999">
            <text:p>30.2</text:p>
          </table:table-cell>
          <table:table-cell table:style-name="ACE-0" office:value-type="float" office:value="3.02">
            <text:p>3.0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0_5_P_11</text:p>
          </table:table-cell>
          <table:table-cell table:style-name="ACE-0" office:value-type="float" office:value="0.0086700000000000006">
            <text:p>0.0086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817843999999999">
            <text:p>0.20817844</text:p>
          </table:table-cell>
          <table:table-cell table:style-name="ACE-0" office:value-type="float" office:value="0.27410570989999999">
            <text:p>0.2741057099</text:p>
          </table:table-cell>
          <table:table-cell table:style-name="ACE-0" office:value-type="float" office:value="0.50904583999999997">
            <text:p>0.5090458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1004">
            <text:p>1004</text:p>
          </table:table-cell>
          <table:table-cell table:style-name="ACE-1" office:value-type="float" office:value="408.14999999999998">
            <text:p>408.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45003689000000002">
            <text:p>0.45003689</text:p>
          </table:table-cell>
          <table:table-cell table:style-name="ACE-0" office:value-type="float" office:value="15.26">
            <text:p>15.26</text:p>
          </table:table-cell>
          <table:table-cell table:style-name="ACE-0" office:value-type="float" office:value="1.526">
            <text:p>1.526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0_5_P_12</text:p>
          </table:table-cell>
          <table:table-cell table:style-name="ACE-0" office:value-type="float" office:value="0.0086700000000000006">
            <text:p>0.0086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817843999999999">
            <text:p>0.20817844</text:p>
          </table:table-cell>
          <table:table-cell table:style-name="ACE-0" office:value-type="float" office:value="0.27410570989999999">
            <text:p>0.2741057099</text:p>
          </table:table-cell>
          <table:table-cell table:style-name="ACE-0" office:value-type="float" office:value="0.50904583999999997">
            <text:p>0.5090458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1039">
            <text:p>1039</text:p>
          </table:table-cell>
          <table:table-cell table:style-name="ACE-1" office:value-type="float" office:value="423.14999999999998">
            <text:p>423.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46977534999999998">
            <text:p>0.46977535</text:p>
          </table:table-cell>
          <table:table-cell table:style-name="ACE-0" office:value-type="float" office:value="6.7939999999999996">
            <text:p>6.794</text:p>
          </table:table-cell>
          <table:table-cell table:style-name="ACE-0" office:value-type="float" office:value="0.6794">
            <text:p>0.6794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75_PHI_0_5_P_12</text:p>
          </table:table-cell>
          <table:table-cell table:style-name="ACE-0" office:value-type="float" office:value="0.0066400000000000001">
            <text:p>0.00664</text:p>
          </table:table-cell>
          <table:table-cell table:style-name="ACE-0" office:value-type="float" office:value="0.0022100000000000002">
            <text:p>0.00221</text:p>
          </table:table-cell>
          <table:table-cell table:style-name="ACE-0" office:value-type="float" office:value="0.20814879999999999">
            <text:p>0.2081488</text:p>
          </table:table-cell>
          <table:table-cell table:style-name="ACE-0" office:value-type="float" office:value="0.39149689999999998">
            <text:p>0.391496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9149689999999998">
            <text:p>0.3914969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703">
            <text:p>703</text:p>
          </table:table-cell>
          <table:table-cell table:style-name="ACE-1" office:value-type="float" office:value="368.14999999999998">
            <text:p>368.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64017995000000005">
            <text:p>0.64017995</text:p>
          </table:table-cell>
          <table:table-cell table:style-name="ACE-0" office:value-type="float" office:value="95.170000000000002">
            <text:p>95.17</text:p>
          </table:table-cell>
          <table:table-cell table:style-name="ACE-0" office:value-type="float" office:value="9.5169999999999995">
            <text:p>9.517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75_PHI_0_5_P_12</text:p>
          </table:table-cell>
          <table:table-cell table:style-name="ACE-0" office:value-type="float" office:value="0.0066400000000000001">
            <text:p>0.00664</text:p>
          </table:table-cell>
          <table:table-cell table:style-name="ACE-0" office:value-type="float" office:value="0.0022100000000000002">
            <text:p>0.00221</text:p>
          </table:table-cell>
          <table:table-cell table:style-name="ACE-0" office:value-type="float" office:value="0.20814879999999999">
            <text:p>0.2081488</text:p>
          </table:table-cell>
          <table:table-cell table:style-name="ACE-0" office:value-type="float" office:value="0.39149689999999998">
            <text:p>0.391496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9149689999999998">
            <text:p>0.3914969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726">
            <text:p>726</text:p>
          </table:table-cell>
          <table:table-cell table:style-name="ACE-1" office:value-type="float" office:value="383.14999999999998">
            <text:p>383.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64017995000000005">
            <text:p>0.64017995</text:p>
          </table:table-cell>
          <table:table-cell table:style-name="ACE-0" office:value-type="float" office:value="75.959999999999994">
            <text:p>75.96</text:p>
          </table:table-cell>
          <table:table-cell table:style-name="ACE-0" office:value-type="float" office:value="7.5960000000000001">
            <text:p>7.596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75_PHI_0_5_P_12</text:p>
          </table:table-cell>
          <table:table-cell table:style-name="ACE-0" office:value-type="float" office:value="0.0066400000000000001">
            <text:p>0.00664</text:p>
          </table:table-cell>
          <table:table-cell table:style-name="ACE-0" office:value-type="float" office:value="0.0022100000000000002">
            <text:p>0.00221</text:p>
          </table:table-cell>
          <table:table-cell table:style-name="ACE-0" office:value-type="float" office:value="0.20814879999999999">
            <text:p>0.2081488</text:p>
          </table:table-cell>
          <table:table-cell table:style-name="ACE-0" office:value-type="float" office:value="0.39149689999999998">
            <text:p>0.391496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9149689999999998">
            <text:p>0.3914969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750">
            <text:p>750</text:p>
          </table:table-cell>
          <table:table-cell table:style-name="ACE-1" office:value-type="float" office:value="398.14999999999998">
            <text:p>398.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64017995000000005">
            <text:p>0.64017995</text:p>
          </table:table-cell>
          <table:table-cell table:style-name="ACE-0" office:value-type="float" office:value="72.239999999999995">
            <text:p>72.24</text:p>
          </table:table-cell>
          <table:table-cell table:style-name="ACE-0" office:value-type="float" office:value="7.2240000000000002">
            <text:p>7.224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75_PHI_0_5_P_12</text:p>
          </table:table-cell>
          <table:table-cell table:style-name="ACE-0" office:value-type="float" office:value="0.0066400000000000001">
            <text:p>0.00664</text:p>
          </table:table-cell>
          <table:table-cell table:style-name="ACE-0" office:value-type="float" office:value="0.0022100000000000002">
            <text:p>0.00221</text:p>
          </table:table-cell>
          <table:table-cell table:style-name="ACE-0" office:value-type="float" office:value="0.20814879999999999">
            <text:p>0.2081488</text:p>
          </table:table-cell>
          <table:table-cell table:style-name="ACE-0" office:value-type="float" office:value="0.39149689999999998">
            <text:p>0.391496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9149689999999998">
            <text:p>0.3914969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772">
            <text:p>772</text:p>
          </table:table-cell>
          <table:table-cell table:style-name="ACE-1" office:value-type="float" office:value="413.14999999999998">
            <text:p>413.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64017995000000005">
            <text:p>0.64017995</text:p>
          </table:table-cell>
          <table:table-cell table:style-name="ACE-0" office:value-type="float" office:value="67.629999999999995">
            <text:p>67.63</text:p>
          </table:table-cell>
          <table:table-cell table:style-name="ACE-0" office:value-type="float" office:value="6.7629999999999999">
            <text:p>6.763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75_PHI_0_5_P_12</text:p>
          </table:table-cell>
          <table:table-cell table:style-name="ACE-0" office:value-type="float" office:value="0.0066400000000000001">
            <text:p>0.00664</text:p>
          </table:table-cell>
          <table:table-cell table:style-name="ACE-0" office:value-type="float" office:value="0.0022100000000000002">
            <text:p>0.00221</text:p>
          </table:table-cell>
          <table:table-cell table:style-name="ACE-0" office:value-type="float" office:value="0.20814879999999999">
            <text:p>0.2081488</text:p>
          </table:table-cell>
          <table:table-cell table:style-name="ACE-0" office:value-type="float" office:value="0.39149689999999998">
            <text:p>0.391496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9149689999999998">
            <text:p>0.3914969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947">
            <text:p>947</text:p>
          </table:table-cell>
          <table:table-cell table:style-name="ACE-1" office:value-type="float" office:value="428.14999999999998">
            <text:p>428.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64017995000000005">
            <text:p>0.64017995</text:p>
          </table:table-cell>
          <table:table-cell table:style-name="ACE-0" office:value-type="float" office:value="24.850000000000001">
            <text:p>24.85</text:p>
          </table:table-cell>
          <table:table-cell table:style-name="ACE-0" office:value-type="float" office:value="2.4849999999999999">
            <text:p>2.485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75_PHI_0_5_P_12</text:p>
          </table:table-cell>
          <table:table-cell table:style-name="ACE-0" office:value-type="float" office:value="0.0066400000000000001">
            <text:p>0.00664</text:p>
          </table:table-cell>
          <table:table-cell table:style-name="ACE-0" office:value-type="float" office:value="0.0022100000000000002">
            <text:p>0.00221</text:p>
          </table:table-cell>
          <table:table-cell table:style-name="ACE-0" office:value-type="float" office:value="0.20814879999999999">
            <text:p>0.2081488</text:p>
          </table:table-cell>
          <table:table-cell table:style-name="ACE-0" office:value-type="float" office:value="0.39149689999999998">
            <text:p>0.391496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9149689999999998">
            <text:p>0.3914969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983">
            <text:p>983</text:p>
          </table:table-cell>
          <table:table-cell table:style-name="ACE-1" office:value-type="float" office:value="363.14999999999998">
            <text:p>363.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45793226999999997">
            <text:p>0.45793227</text:p>
          </table:table-cell>
          <table:table-cell table:style-name="ACE-0" office:value-type="float" office:value="14.029999999999999">
            <text:p>14.03</text:p>
          </table:table-cell>
          <table:table-cell table:style-name="ACE-0" office:value-type="float" office:value="1.403">
            <text:p>1.403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75_PHI_0_5_P_12</text:p>
          </table:table-cell>
          <table:table-cell table:style-name="ACE-0" office:value-type="float" office:value="0.0066400000000000001">
            <text:p>0.00664</text:p>
          </table:table-cell>
          <table:table-cell table:style-name="ACE-0" office:value-type="float" office:value="0.0022100000000000002">
            <text:p>0.00221</text:p>
          </table:table-cell>
          <table:table-cell table:style-name="ACE-0" office:value-type="float" office:value="0.20814879999999999">
            <text:p>0.2081488</text:p>
          </table:table-cell>
          <table:table-cell table:style-name="ACE-0" office:value-type="float" office:value="0.39149689999999998">
            <text:p>0.391496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9149689999999998">
            <text:p>0.3914969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018">
            <text:p>1018</text:p>
          </table:table-cell>
          <table:table-cell table:style-name="ACE-1" office:value-type="float" office:value="378.14999999999998">
            <text:p>378.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45793226999999997">
            <text:p>0.45793227</text:p>
          </table:table-cell>
          <table:table-cell table:style-name="ACE-0" office:value-type="float" office:value="7.1660000000000004">
            <text:p>7.166</text:p>
          </table:table-cell>
          <table:table-cell table:style-name="ACE-0" office:value-type="float" office:value="0.71660000000000001">
            <text:p>0.7166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75_PHI_0_5_P_12</text:p>
          </table:table-cell>
          <table:table-cell table:style-name="ACE-0" office:value-type="float" office:value="0.0066400000000000001">
            <text:p>0.00664</text:p>
          </table:table-cell>
          <table:table-cell table:style-name="ACE-0" office:value-type="float" office:value="0.0022100000000000002">
            <text:p>0.00221</text:p>
          </table:table-cell>
          <table:table-cell table:style-name="ACE-0" office:value-type="float" office:value="0.20814879999999999">
            <text:p>0.2081488</text:p>
          </table:table-cell>
          <table:table-cell table:style-name="ACE-0" office:value-type="float" office:value="0.39149689999999998">
            <text:p>0.391496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9149689999999998">
            <text:p>0.3914969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951">
            <text:p>951</text:p>
          </table:table-cell>
          <table:table-cell table:style-name="ACE-1" office:value-type="float" office:value="393.14999999999998">
            <text:p>393.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46878841999999998">
            <text:p>0.46878842</text:p>
          </table:table-cell>
          <table:table-cell table:style-name="ACE-0" office:value-type="float" office:value="22.68">
            <text:p>22.68</text:p>
          </table:table-cell>
          <table:table-cell table:style-name="ACE-0" office:value-type="float" office:value="2.2679999999999998">
            <text:p>2.268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75_PHI_0_5_P_12</text:p>
          </table:table-cell>
          <table:table-cell table:style-name="ACE-0" office:value-type="float" office:value="0.0066400000000000001">
            <text:p>0.00664</text:p>
          </table:table-cell>
          <table:table-cell table:style-name="ACE-0" office:value-type="float" office:value="0.0022100000000000002">
            <text:p>0.00221</text:p>
          </table:table-cell>
          <table:table-cell table:style-name="ACE-0" office:value-type="float" office:value="0.20814879999999999">
            <text:p>0.2081488</text:p>
          </table:table-cell>
          <table:table-cell table:style-name="ACE-0" office:value-type="float" office:value="0.39149689999999998">
            <text:p>0.391496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9149689999999998">
            <text:p>0.3914969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983">
            <text:p>983</text:p>
          </table:table-cell>
          <table:table-cell table:style-name="ACE-1" office:value-type="float" office:value="408.14999999999998">
            <text:p>408.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45990611999999997">
            <text:p>0.45990612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1.236">
            <text:p>1.236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75_PHI_0_5_P_12</text:p>
          </table:table-cell>
          <table:table-cell table:style-name="ACE-0" office:value-type="float" office:value="0.0066400000000000001">
            <text:p>0.00664</text:p>
          </table:table-cell>
          <table:table-cell table:style-name="ACE-0" office:value-type="float" office:value="0.0022100000000000002">
            <text:p>0.00221</text:p>
          </table:table-cell>
          <table:table-cell table:style-name="ACE-0" office:value-type="float" office:value="0.20814879999999999">
            <text:p>0.2081488</text:p>
          </table:table-cell>
          <table:table-cell table:style-name="ACE-0" office:value-type="float" office:value="0.39149689999999998">
            <text:p>0.391496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9149689999999998">
            <text:p>0.3914969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811">
            <text:p>811</text:p>
          </table:table-cell>
          <table:table-cell table:style-name="ACE-1" office:value-type="float" office:value="378.14999999999998">
            <text:p>378.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52010842000000002">
            <text:p>0.52010842</text:p>
          </table:table-cell>
          <table:table-cell table:style-name="ACE-0" office:value-type="float" office:value="71.5">
            <text:p>71.5</text:p>
          </table:table-cell>
          <table:table-cell table:style-name="ACE-0" office:value-type="float" office:value="7.1500000000000004">
            <text:p>7.15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75_PHI_0_5_P_12</text:p>
          </table:table-cell>
          <table:table-cell table:style-name="ACE-0" office:value-type="float" office:value="0.0066400000000000001">
            <text:p>0.00664</text:p>
          </table:table-cell>
          <table:table-cell table:style-name="ACE-0" office:value-type="float" office:value="0.0022100000000000002">
            <text:p>0.00221</text:p>
          </table:table-cell>
          <table:table-cell table:style-name="ACE-0" office:value-type="float" office:value="0.20814879999999999">
            <text:p>0.2081488</text:p>
          </table:table-cell>
          <table:table-cell table:style-name="ACE-0" office:value-type="float" office:value="0.39149689999999998">
            <text:p>0.391496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9149689999999998">
            <text:p>0.3914969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837">
            <text:p>837</text:p>
          </table:table-cell>
          <table:table-cell table:style-name="ACE-1" office:value-type="float" office:value="393.14999999999998">
            <text:p>393.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52010842000000002">
            <text:p>0.52010842</text:p>
          </table:table-cell>
          <table:table-cell table:style-name="ACE-0" office:value-type="float" office:value="64.5">
            <text:p>64.5</text:p>
          </table:table-cell>
          <table:table-cell table:style-name="ACE-0" office:value-type="float" office:value="6.4500000000000002">
            <text:p>6.45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75_PHI_0_5_P_12</text:p>
          </table:table-cell>
          <table:table-cell table:style-name="ACE-0" office:value-type="float" office:value="0.0066400000000000001">
            <text:p>0.00664</text:p>
          </table:table-cell>
          <table:table-cell table:style-name="ACE-0" office:value-type="float" office:value="0.0022100000000000002">
            <text:p>0.00221</text:p>
          </table:table-cell>
          <table:table-cell table:style-name="ACE-0" office:value-type="float" office:value="0.20814879999999999">
            <text:p>0.2081488</text:p>
          </table:table-cell>
          <table:table-cell table:style-name="ACE-0" office:value-type="float" office:value="0.39149689999999998">
            <text:p>0.391496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9149689999999998">
            <text:p>0.3914969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866">
            <text:p>866</text:p>
          </table:table-cell>
          <table:table-cell table:style-name="ACE-1" office:value-type="float" office:value="408.14999999999998">
            <text:p>408.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52997764999999997">
            <text:p>0.52997765</text:p>
          </table:table-cell>
          <table:table-cell table:style-name="ACE-0" office:value-type="float" office:value="52.520000000000003">
            <text:p>52.52</text:p>
          </table:table-cell>
          <table:table-cell table:style-name="ACE-0" office:value-type="float" office:value="5.2519999999999998">
            <text:p>5.25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75_PHI_0_5_P_12</text:p>
          </table:table-cell>
          <table:table-cell table:style-name="ACE-0" office:value-type="float" office:value="0.0066400000000000001">
            <text:p>0.00664</text:p>
          </table:table-cell>
          <table:table-cell table:style-name="ACE-0" office:value-type="float" office:value="0.0022100000000000002">
            <text:p>0.00221</text:p>
          </table:table-cell>
          <table:table-cell table:style-name="ACE-0" office:value-type="float" office:value="0.20814879999999999">
            <text:p>0.2081488</text:p>
          </table:table-cell>
          <table:table-cell table:style-name="ACE-0" office:value-type="float" office:value="0.39149689999999998">
            <text:p>0.391496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9149689999999998">
            <text:p>0.3914969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889">
            <text:p>889</text:p>
          </table:table-cell>
          <table:table-cell table:style-name="ACE-1" office:value-type="float" office:value="423.14999999999998">
            <text:p>423.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53984688000000003">
            <text:p>0.53984688</text:p>
          </table:table-cell>
          <table:table-cell table:style-name="ACE-0" office:value-type="float" office:value="42.950000000000003">
            <text:p>42.95</text:p>
          </table:table-cell>
          <table:table-cell table:style-name="ACE-0" office:value-type="float" office:value="4.2949999999999999">
            <text:p>4.295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1_P_10</text:p>
          </table:table-cell>
          <table:table-cell table:style-name="ACE-0" office:value-type="float" office:value="0.0172">
            <text:p>0.017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639583">
            <text:p>0.20639583</text:p>
          </table:table-cell>
          <table:table-cell table:style-name="ACE-0" office:value-type="float" office:value="0.46583743999999999">
            <text:p>0.46583744</text:p>
          </table:table-cell>
          <table:table-cell table:style-name="ACE-0" office:value-type="float" office:value="0.31056688999999998">
            <text:p>0.310566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1008">
            <text:p>1008</text:p>
          </table:table-cell>
          <table:table-cell table:style-name="ACE-1" office:value-type="float" office:value="393.14999999999998">
            <text:p>393.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55000232000000004">
            <text:p>0.55000232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1.0549999999999999">
            <text:p>1.055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1_P_10</text:p>
          </table:table-cell>
          <table:table-cell table:style-name="ACE-0" office:value-type="float" office:value="0.0172">
            <text:p>0.017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639583">
            <text:p>0.20639583</text:p>
          </table:table-cell>
          <table:table-cell table:style-name="ACE-0" office:value-type="float" office:value="0.46583743999999999">
            <text:p>0.46583744</text:p>
          </table:table-cell>
          <table:table-cell table:style-name="ACE-0" office:value-type="float" office:value="0.31056688999999998">
            <text:p>0.310566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1040">
            <text:p>1040</text:p>
          </table:table-cell>
          <table:table-cell table:style-name="ACE-1" office:value-type="float" office:value="408.14999999999998">
            <text:p>408.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53500108999999996">
            <text:p>0.53500109</text:p>
          </table:table-cell>
          <table:table-cell table:style-name="ACE-0" office:value-type="float" office:value="3.9860000000000002">
            <text:p>3.986</text:p>
          </table:table-cell>
          <table:table-cell table:style-name="ACE-0" office:value-type="float" office:value="0.39860000000000001">
            <text:p>0.3986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1_P_10</text:p>
          </table:table-cell>
          <table:table-cell table:style-name="ACE-0" office:value-type="float" office:value="0.0172">
            <text:p>0.017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639583">
            <text:p>0.20639583</text:p>
          </table:table-cell>
          <table:table-cell table:style-name="ACE-0" office:value-type="float" office:value="0.46583743999999999">
            <text:p>0.46583744</text:p>
          </table:table-cell>
          <table:table-cell table:style-name="ACE-0" office:value-type="float" office:value="0.31056688999999998">
            <text:p>0.310566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921">
            <text:p>921</text:p>
          </table:table-cell>
          <table:table-cell table:style-name="ACE-1" office:value-type="float" office:value="423.14999999999998">
            <text:p>423.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55000232000000004">
            <text:p>0.55000232</text:p>
          </table:table-cell>
          <table:table-cell table:style-name="ACE-0" office:value-type="float" office:value="118.2">
            <text:p>118.2</text:p>
          </table:table-cell>
          <table:table-cell table:style-name="ACE-0" office:value-type="float" office:value="11.82">
            <text:p>11.8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1_P_10</text:p>
          </table:table-cell>
          <table:table-cell table:style-name="ACE-0" office:value-type="float" office:value="0.0172">
            <text:p>0.017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639583">
            <text:p>0.20639583</text:p>
          </table:table-cell>
          <table:table-cell table:style-name="ACE-0" office:value-type="float" office:value="0.46583743999999999">
            <text:p>0.46583744</text:p>
          </table:table-cell>
          <table:table-cell table:style-name="ACE-0" office:value-type="float" office:value="0.31056688999999998">
            <text:p>0.310566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1004">
            <text:p>1004</text:p>
          </table:table-cell>
          <table:table-cell table:style-name="ACE-1" office:value-type="float" office:value="363.14999999999998">
            <text:p>363.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44999740999999999">
            <text:p>0.44999741</text:p>
          </table:table-cell>
          <table:table-cell table:style-name="ACE-0" office:value-type="float" office:value="9.3230000000000004">
            <text:p>9.323</text:p>
          </table:table-cell>
          <table:table-cell table:style-name="ACE-0" office:value-type="float" office:value="0.93230000000000002">
            <text:p>0.9323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1_P_10</text:p>
          </table:table-cell>
          <table:table-cell table:style-name="ACE-0" office:value-type="float" office:value="0.0172">
            <text:p>0.017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639583">
            <text:p>0.20639583</text:p>
          </table:table-cell>
          <table:table-cell table:style-name="ACE-0" office:value-type="float" office:value="0.46583743999999999">
            <text:p>0.46583744</text:p>
          </table:table-cell>
          <table:table-cell table:style-name="ACE-0" office:value-type="float" office:value="0.31056688999999998">
            <text:p>0.310566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918">
            <text:p>918</text:p>
          </table:table-cell>
          <table:table-cell table:style-name="ACE-1" office:value-type="float" office:value="378.14999999999998">
            <text:p>378.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44999740999999999">
            <text:p>0.44999741</text:p>
          </table:table-cell>
          <table:table-cell table:style-name="ACE-0" office:value-type="float" office:value="116.90000000000001">
            <text:p>116.9</text:p>
          </table:table-cell>
          <table:table-cell table:style-name="ACE-0" office:value-type="float" office:value="11.69">
            <text:p>11.69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1_P_10</text:p>
          </table:table-cell>
          <table:table-cell table:style-name="ACE-0" office:value-type="float" office:value="0.0172">
            <text:p>0.017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639583">
            <text:p>0.20639583</text:p>
          </table:table-cell>
          <table:table-cell table:style-name="ACE-0" office:value-type="float" office:value="0.46583743999999999">
            <text:p>0.46583744</text:p>
          </table:table-cell>
          <table:table-cell table:style-name="ACE-0" office:value-type="float" office:value="0.31056688999999998">
            <text:p>0.310566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1036">
            <text:p>1036</text:p>
          </table:table-cell>
          <table:table-cell table:style-name="ACE-1" office:value-type="float" office:value="393.14999999999998">
            <text:p>393.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46632111999999998">
            <text:p>0.46632112</text:p>
          </table:table-cell>
          <table:table-cell table:style-name="ACE-0" office:value-type="float" office:value="5.7610000000000001">
            <text:p>5.761</text:p>
          </table:table-cell>
          <table:table-cell table:style-name="ACE-0" office:value-type="float" office:value="0.57609999999999995">
            <text:p>0.576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1_P_10</text:p>
          </table:table-cell>
          <table:table-cell table:style-name="ACE-0" office:value-type="float" office:value="0.0172">
            <text:p>0.017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639583">
            <text:p>0.20639583</text:p>
          </table:table-cell>
          <table:table-cell table:style-name="ACE-0" office:value-type="float" office:value="0.46583743999999999">
            <text:p>0.46583744</text:p>
          </table:table-cell>
          <table:table-cell table:style-name="ACE-0" office:value-type="float" office:value="0.31056688999999998">
            <text:p>0.310566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971">
            <text:p>971</text:p>
          </table:table-cell>
          <table:table-cell table:style-name="ACE-1" office:value-type="float" office:value="408.14999999999998">
            <text:p>408.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47000234000000002">
            <text:p>0.47000234</text:p>
          </table:table-cell>
          <table:table-cell table:style-name="ACE-0" office:value-type="float" office:value="27.800000000000001">
            <text:p>27.8</text:p>
          </table:table-cell>
          <table:table-cell table:style-name="ACE-0" office:value-type="float" office:value="2.7799999999999998">
            <text:p>2.78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1_P_10</text:p>
          </table:table-cell>
          <table:table-cell table:style-name="ACE-0" office:value-type="float" office:value="0.0172">
            <text:p>0.017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639583">
            <text:p>0.20639583</text:p>
          </table:table-cell>
          <table:table-cell table:style-name="ACE-0" office:value-type="float" office:value="0.46583743999999999">
            <text:p>0.46583744</text:p>
          </table:table-cell>
          <table:table-cell table:style-name="ACE-0" office:value-type="float" office:value="0.31056688999999998">
            <text:p>0.310566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893">
            <text:p>893</text:p>
          </table:table-cell>
          <table:table-cell table:style-name="ACE-1" office:value-type="float" office:value="408.14999999999998">
            <text:p>408.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47000234000000002">
            <text:p>0.47000234</text:p>
          </table:table-cell>
          <table:table-cell table:style-name="ACE-0" office:value-type="float" office:value="186.09999999999999">
            <text:p>186.1</text:p>
          </table:table-cell>
          <table:table-cell table:style-name="ACE-0" office:value-type="float" office:value="18.609999999999999">
            <text:p>18.6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1_P_10</text:p>
          </table:table-cell>
          <table:table-cell table:style-name="ACE-0" office:value-type="float" office:value="0.0172">
            <text:p>0.017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639583">
            <text:p>0.20639583</text:p>
          </table:table-cell>
          <table:table-cell table:style-name="ACE-0" office:value-type="float" office:value="0.46583743999999999">
            <text:p>0.46583744</text:p>
          </table:table-cell>
          <table:table-cell table:style-name="ACE-0" office:value-type="float" office:value="0.31056688999999998">
            <text:p>0.310566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947">
            <text:p>947</text:p>
          </table:table-cell>
          <table:table-cell table:style-name="ACE-1" office:value-type="float" office:value="423.14999999999998">
            <text:p>423.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46899568000000003">
            <text:p>0.46899568</text:p>
          </table:table-cell>
          <table:table-cell table:style-name="ACE-0" office:value-type="float" office:value="60.359999999999999">
            <text:p>60.36</text:p>
          </table:table-cell>
          <table:table-cell table:style-name="ACE-0" office:value-type="float" office:value="6.0359999999999996">
            <text:p>6.036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0_5_P_30</text:p>
          </table:table-cell>
          <table:table-cell table:style-name="ACE-0" office:value-type="float" office:value="0.0086700000000000006">
            <text:p>0.0086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817843999999999">
            <text:p>0.20817844</text:p>
          </table:table-cell>
          <table:table-cell table:style-name="ACE-0" office:value-type="float" office:value="0.27410570989999999">
            <text:p>0.2741057099</text:p>
          </table:table-cell>
          <table:table-cell table:style-name="ACE-0" office:value-type="float" office:value="0.50904583999999997">
            <text:p>0.5090458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949">
            <text:p>949</text:p>
          </table:table-cell>
          <table:table-cell table:style-name="ACE-1" office:value-type="float" office:value="363.14999999999998">
            <text:p>363.15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8599946000000001">
            <text:p>1.8599946</text:p>
          </table:table-cell>
          <table:table-cell table:style-name="ACE-0" office:value-type="float" office:value="7.6040000000000001">
            <text:p>7.604</text:p>
          </table:table-cell>
          <table:table-cell table:style-name="ACE-0" office:value-type="float" office:value="0.76039999999999996">
            <text:p>0.7604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0_5_P_30</text:p>
          </table:table-cell>
          <table:table-cell table:style-name="ACE-0" office:value-type="float" office:value="0.0086700000000000006">
            <text:p>0.0086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817843999999999">
            <text:p>0.20817844</text:p>
          </table:table-cell>
          <table:table-cell table:style-name="ACE-0" office:value-type="float" office:value="0.27410570989999999">
            <text:p>0.2741057099</text:p>
          </table:table-cell>
          <table:table-cell table:style-name="ACE-0" office:value-type="float" office:value="0.50904583999999997">
            <text:p>0.5090458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974">
            <text:p>974</text:p>
          </table:table-cell>
          <table:table-cell table:style-name="ACE-1" office:value-type="float" office:value="378.14999999999998">
            <text:p>378.15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8540038999999999">
            <text:p>1.8540039</text:p>
          </table:table-cell>
          <table:table-cell table:style-name="ACE-0" office:value-type="float" office:value="3.867">
            <text:p>3.867</text:p>
          </table:table-cell>
          <table:table-cell table:style-name="ACE-0" office:value-type="float" office:value="0.38669999999999999">
            <text:p>0.3867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0_5_P_30</text:p>
          </table:table-cell>
          <table:table-cell table:style-name="ACE-0" office:value-type="float" office:value="0.0086700000000000006">
            <text:p>0.0086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817843999999999">
            <text:p>0.20817844</text:p>
          </table:table-cell>
          <table:table-cell table:style-name="ACE-0" office:value-type="float" office:value="0.27410570989999999">
            <text:p>0.2741057099</text:p>
          </table:table-cell>
          <table:table-cell table:style-name="ACE-0" office:value-type="float" office:value="0.50904583999999997">
            <text:p>0.5090458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828">
            <text:p>828</text:p>
          </table:table-cell>
          <table:table-cell table:style-name="ACE-1" office:value-type="float" office:value="378.14999999999998">
            <text:p>378.15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3797184">
            <text:p>1.3797184</text:p>
          </table:table-cell>
          <table:table-cell table:style-name="ACE-0" office:value-type="float" office:value="86.640000000000001">
            <text:p>86.64</text:p>
          </table:table-cell>
          <table:table-cell table:style-name="ACE-0" office:value-type="float" office:value="8.6639999999999997">
            <text:p>8.664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0_5_P_30</text:p>
          </table:table-cell>
          <table:table-cell table:style-name="ACE-0" office:value-type="float" office:value="0.0086700000000000006">
            <text:p>0.0086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817843999999999">
            <text:p>0.20817844</text:p>
          </table:table-cell>
          <table:table-cell table:style-name="ACE-0" office:value-type="float" office:value="0.27410570989999999">
            <text:p>0.2741057099</text:p>
          </table:table-cell>
          <table:table-cell table:style-name="ACE-0" office:value-type="float" office:value="0.50904583999999997">
            <text:p>0.5090458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856">
            <text:p>856</text:p>
          </table:table-cell>
          <table:table-cell table:style-name="ACE-1" office:value-type="float" office:value="378.14999999999998">
            <text:p>378.15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3797184">
            <text:p>1.3797184</text:p>
          </table:table-cell>
          <table:table-cell table:style-name="ACE-0" office:value-type="float" office:value="53.710000000000001">
            <text:p>53.71</text:p>
          </table:table-cell>
          <table:table-cell table:style-name="ACE-0" office:value-type="float" office:value="5.3710000000000004">
            <text:p>5.37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0_5_P_30</text:p>
          </table:table-cell>
          <table:table-cell table:style-name="ACE-0" office:value-type="float" office:value="0.0086700000000000006">
            <text:p>0.0086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817843999999999">
            <text:p>0.20817844</text:p>
          </table:table-cell>
          <table:table-cell table:style-name="ACE-0" office:value-type="float" office:value="0.27410570989999999">
            <text:p>0.2741057099</text:p>
          </table:table-cell>
          <table:table-cell table:style-name="ACE-0" office:value-type="float" office:value="0.50904583999999997">
            <text:p>0.5090458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878">
            <text:p>878</text:p>
          </table:table-cell>
          <table:table-cell table:style-name="ACE-1" office:value-type="float" office:value="393.14999999999998">
            <text:p>393.15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3797184">
            <text:p>1.3797184</text:p>
          </table:table-cell>
          <table:table-cell table:style-name="ACE-0" office:value-type="float" office:value="28.699999999999999">
            <text:p>28.7</text:p>
          </table:table-cell>
          <table:table-cell table:style-name="ACE-0" office:value-type="float" office:value="2.8700000000000001">
            <text:p>2.87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0_5_P_30</text:p>
          </table:table-cell>
          <table:table-cell table:style-name="ACE-0" office:value-type="float" office:value="0.0086700000000000006">
            <text:p>0.0086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817843999999999">
            <text:p>0.20817844</text:p>
          </table:table-cell>
          <table:table-cell table:style-name="ACE-0" office:value-type="float" office:value="0.27410570989999999">
            <text:p>0.2741057099</text:p>
          </table:table-cell>
          <table:table-cell table:style-name="ACE-0" office:value-type="float" office:value="0.50904583999999997">
            <text:p>0.5090458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907">
            <text:p>907</text:p>
          </table:table-cell>
          <table:table-cell table:style-name="ACE-1" office:value-type="float" office:value="378.14999999999998">
            <text:p>378.15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5099921999999999">
            <text:p>1.5099922</text:p>
          </table:table-cell>
          <table:table-cell table:style-name="ACE-0" office:value-type="float" office:value="14.24">
            <text:p>14.24</text:p>
          </table:table-cell>
          <table:table-cell table:style-name="ACE-0" office:value-type="float" office:value="1.4239999999999999">
            <text:p>1.424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0_5_P_30</text:p>
          </table:table-cell>
          <table:table-cell table:style-name="ACE-0" office:value-type="float" office:value="0.0086700000000000006">
            <text:p>0.0086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817843999999999">
            <text:p>0.20817844</text:p>
          </table:table-cell>
          <table:table-cell table:style-name="ACE-0" office:value-type="float" office:value="0.27410570989999999">
            <text:p>0.2741057099</text:p>
          </table:table-cell>
          <table:table-cell table:style-name="ACE-0" office:value-type="float" office:value="0.50904583999999997">
            <text:p>0.5090458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710">
            <text:p>710</text:p>
          </table:table-cell>
          <table:table-cell table:style-name="ACE-1" office:value-type="float" office:value="393.14999999999998">
            <text:p>393.15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5198613999999999">
            <text:p>1.5198614</text:p>
          </table:table-cell>
          <table:table-cell table:style-name="ACE-0" office:value-type="float" office:value="158.19999999999999">
            <text:p>158.2</text:p>
          </table:table-cell>
          <table:table-cell table:style-name="ACE-0" office:value-type="float" office:value="15.82">
            <text:p>15.8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0_5_P_30</text:p>
          </table:table-cell>
          <table:table-cell table:style-name="ACE-0" office:value-type="float" office:value="0.0086700000000000006">
            <text:p>0.0086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817843999999999">
            <text:p>0.20817844</text:p>
          </table:table-cell>
          <table:table-cell table:style-name="ACE-0" office:value-type="float" office:value="0.27410570989999999">
            <text:p>0.2741057099</text:p>
          </table:table-cell>
          <table:table-cell table:style-name="ACE-0" office:value-type="float" office:value="0.50904583999999997">
            <text:p>0.5090458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750">
            <text:p>750</text:p>
          </table:table-cell>
          <table:table-cell table:style-name="ACE-1" office:value-type="float" office:value="408.14999999999998">
            <text:p>408.15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5395999">
            <text:p>1.5395999</text:p>
          </table:table-cell>
          <table:table-cell table:style-name="ACE-0" office:value-type="float" office:value="121.90000000000001">
            <text:p>121.9</text:p>
          </table:table-cell>
          <table:table-cell table:style-name="ACE-0" office:value-type="float" office:value="12.19">
            <text:p>12.19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0_5_P_30</text:p>
          </table:table-cell>
          <table:table-cell table:style-name="ACE-0" office:value-type="float" office:value="0.0086700000000000006">
            <text:p>0.0086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817843999999999">
            <text:p>0.20817844</text:p>
          </table:table-cell>
          <table:table-cell table:style-name="ACE-0" office:value-type="float" office:value="0.27410570989999999">
            <text:p>0.2741057099</text:p>
          </table:table-cell>
          <table:table-cell table:style-name="ACE-0" office:value-type="float" office:value="0.50904583999999997">
            <text:p>0.5090458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779">
            <text:p>779</text:p>
          </table:table-cell>
          <table:table-cell table:style-name="ACE-1" office:value-type="float" office:value="423.14999999999998">
            <text:p>423.15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5395999">
            <text:p>1.5395999</text:p>
          </table:table-cell>
          <table:table-cell table:style-name="ACE-0" office:value-type="float" office:value="110.2">
            <text:p>110.2</text:p>
          </table:table-cell>
          <table:table-cell table:style-name="ACE-0" office:value-type="float" office:value="11.02">
            <text:p>11.0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0_5_P_30</text:p>
          </table:table-cell>
          <table:table-cell table:style-name="ACE-0" office:value-type="float" office:value="0.0086700000000000006">
            <text:p>0.0086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817843999999999">
            <text:p>0.20817844</text:p>
          </table:table-cell>
          <table:table-cell table:style-name="ACE-0" office:value-type="float" office:value="0.27410570989999999">
            <text:p>0.2741057099</text:p>
          </table:table-cell>
          <table:table-cell table:style-name="ACE-0" office:value-type="float" office:value="0.50904583999999997">
            <text:p>0.5090458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677">
            <text:p>677</text:p>
          </table:table-cell>
          <table:table-cell table:style-name="ACE-1" office:value-type="float" office:value="378.14999999999998">
            <text:p>378.15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7596837000000001">
            <text:p>1.7596837</text:p>
          </table:table-cell>
          <table:table-cell table:style-name="ACE-0" office:value-type="float" office:value="197.30000000000001">
            <text:p>197.3</text:p>
          </table:table-cell>
          <table:table-cell table:style-name="ACE-0" office:value-type="float" office:value="19.73">
            <text:p>19.73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0_5_P_30</text:p>
          </table:table-cell>
          <table:table-cell table:style-name="ACE-0" office:value-type="float" office:value="0.0086700000000000006">
            <text:p>0.0086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817843999999999">
            <text:p>0.20817844</text:p>
          </table:table-cell>
          <table:table-cell table:style-name="ACE-0" office:value-type="float" office:value="0.27410570989999999">
            <text:p>0.2741057099</text:p>
          </table:table-cell>
          <table:table-cell table:style-name="ACE-0" office:value-type="float" office:value="0.50904583999999997">
            <text:p>0.5090458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697">
            <text:p>697</text:p>
          </table:table-cell>
          <table:table-cell table:style-name="ACE-1" office:value-type="float" office:value="403.14999999999998">
            <text:p>403.15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7705398999999999">
            <text:p>1.7705399</text:p>
          </table:table-cell>
          <table:table-cell table:style-name="ACE-0" office:value-type="float" office:value="128.40000000000001">
            <text:p>128.4</text:p>
          </table:table-cell>
          <table:table-cell table:style-name="ACE-0" office:value-type="float" office:value="12.84">
            <text:p>12.84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0_5_P_30</text:p>
          </table:table-cell>
          <table:table-cell table:style-name="ACE-0" office:value-type="float" office:value="0.0086700000000000006">
            <text:p>0.0086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817843999999999">
            <text:p>0.20817844</text:p>
          </table:table-cell>
          <table:table-cell table:style-name="ACE-0" office:value-type="float" office:value="0.27410570989999999">
            <text:p>0.2741057099</text:p>
          </table:table-cell>
          <table:table-cell table:style-name="ACE-0" office:value-type="float" office:value="0.50904583999999997">
            <text:p>0.5090458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721">
            <text:p>721</text:p>
          </table:table-cell>
          <table:table-cell table:style-name="ACE-1" office:value-type="float" office:value="423.14999999999998">
            <text:p>423.15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7261283000000001">
            <text:p>1.7261283</text:p>
          </table:table-cell>
          <table:table-cell table:style-name="ACE-0" office:value-type="float" office:value="112.5">
            <text:p>112.5</text:p>
          </table:table-cell>
          <table:table-cell table:style-name="ACE-0" office:value-type="float" office:value="11.25">
            <text:p>11.25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1_P_30</text:p>
          </table:table-cell>
          <table:table-cell table:style-name="ACE-0" office:value-type="float" office:value="0.0172">
            <text:p>0.017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677007999999999">
            <text:p>0.20677008</text:p>
          </table:table-cell>
          <table:table-cell table:style-name="ACE-0" office:value-type="float" office:value="0.038899999999999997">
            <text:p>0.0389</text:p>
          </table:table-cell>
          <table:table-cell table:style-name="ACE-0" office:value-type="float" office:value="0.73711680000000002">
            <text:p>0.7371168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697">
            <text:p>697</text:p>
          </table:table-cell>
          <table:table-cell table:style-name="ACE-1" office:value-type="float" office:value="363.14999999999998">
            <text:p>363.15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6503079">
            <text:p>1.6503079</text:p>
          </table:table-cell>
          <table:table-cell table:style-name="ACE-0" office:value-type="float" office:value="91.659999999999997">
            <text:p>91.66</text:p>
          </table:table-cell>
          <table:table-cell table:style-name="ACE-0" office:value-type="float" office:value="9.1660000000000004">
            <text:p>9.166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1_P_30</text:p>
          </table:table-cell>
          <table:table-cell table:style-name="ACE-0" office:value-type="float" office:value="0.0172">
            <text:p>0.017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677007999999999">
            <text:p>0.20677008</text:p>
          </table:table-cell>
          <table:table-cell table:style-name="ACE-0" office:value-type="float" office:value="0.038899999999999997">
            <text:p>0.0389</text:p>
          </table:table-cell>
          <table:table-cell table:style-name="ACE-0" office:value-type="float" office:value="0.73711680000000002">
            <text:p>0.7371168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720">
            <text:p>720</text:p>
          </table:table-cell>
          <table:table-cell table:style-name="ACE-1" office:value-type="float" office:value="378.14999999999998">
            <text:p>378.15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6503079">
            <text:p>1.6503079</text:p>
          </table:table-cell>
          <table:table-cell table:style-name="ACE-0" office:value-type="float" office:value="78.930000000000007">
            <text:p>78.93</text:p>
          </table:table-cell>
          <table:table-cell table:style-name="ACE-0" office:value-type="float" office:value="7.8929999999999998">
            <text:p>7.893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1_P_30</text:p>
          </table:table-cell>
          <table:table-cell table:style-name="ACE-0" office:value-type="float" office:value="0.0172">
            <text:p>0.017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677007999999999">
            <text:p>0.20677008</text:p>
          </table:table-cell>
          <table:table-cell table:style-name="ACE-0" office:value-type="float" office:value="0.038899999999999997">
            <text:p>0.0389</text:p>
          </table:table-cell>
          <table:table-cell table:style-name="ACE-0" office:value-type="float" office:value="0.73711680000000002">
            <text:p>0.7371168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747">
            <text:p>747</text:p>
          </table:table-cell>
          <table:table-cell table:style-name="ACE-1" office:value-type="float" office:value="393.14999999999998">
            <text:p>393.15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690002">
            <text:p>1.690002</text:p>
          </table:table-cell>
          <table:table-cell table:style-name="ACE-0" office:value-type="float" office:value="73.269999999999996">
            <text:p>73.27</text:p>
          </table:table-cell>
          <table:table-cell table:style-name="ACE-0" office:value-type="float" office:value="7.327">
            <text:p>7.327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1_P_30</text:p>
          </table:table-cell>
          <table:table-cell table:style-name="ACE-0" office:value-type="float" office:value="0.0172">
            <text:p>0.017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677007999999999">
            <text:p>0.20677008</text:p>
          </table:table-cell>
          <table:table-cell table:style-name="ACE-0" office:value-type="float" office:value="0.038899999999999997">
            <text:p>0.0389</text:p>
          </table:table-cell>
          <table:table-cell table:style-name="ACE-0" office:value-type="float" office:value="0.73711680000000002">
            <text:p>0.7371168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769">
            <text:p>769</text:p>
          </table:table-cell>
          <table:table-cell table:style-name="ACE-1" office:value-type="float" office:value="408.14999999999998">
            <text:p>408.15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6879985">
            <text:p>1.6879985</text:p>
          </table:table-cell>
          <table:table-cell table:style-name="ACE-0" office:value-type="float" office:value="71.540000000000006">
            <text:p>71.54</text:p>
          </table:table-cell>
          <table:table-cell table:style-name="ACE-0" office:value-type="float" office:value="7.1539999999999999">
            <text:p>7.154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1_P_30</text:p>
          </table:table-cell>
          <table:table-cell table:style-name="ACE-0" office:value-type="float" office:value="0.0172">
            <text:p>0.017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677007999999999">
            <text:p>0.20677008</text:p>
          </table:table-cell>
          <table:table-cell table:style-name="ACE-0" office:value-type="float" office:value="0.038899999999999997">
            <text:p>0.0389</text:p>
          </table:table-cell>
          <table:table-cell table:style-name="ACE-0" office:value-type="float" office:value="0.73711680000000002">
            <text:p>0.7371168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790">
            <text:p>790</text:p>
          </table:table-cell>
          <table:table-cell table:style-name="ACE-1" office:value-type="float" office:value="423.14999999999998">
            <text:p>423.15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7029890000000001">
            <text:p>1.702989</text:p>
          </table:table-cell>
          <table:table-cell table:style-name="ACE-0" office:value-type="float" office:value="67.560000000000002">
            <text:p>67.56</text:p>
          </table:table-cell>
          <table:table-cell table:style-name="ACE-0" office:value-type="float" office:value="6.7560000000000002">
            <text:p>6.756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1_P_30</text:p>
          </table:table-cell>
          <table:table-cell table:style-name="ACE-0" office:value-type="float" office:value="0.0172">
            <text:p>0.017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677007999999999">
            <text:p>0.20677008</text:p>
          </table:table-cell>
          <table:table-cell table:style-name="ACE-0" office:value-type="float" office:value="0.038899999999999997">
            <text:p>0.0389</text:p>
          </table:table-cell>
          <table:table-cell table:style-name="ACE-0" office:value-type="float" office:value="0.73711680000000002">
            <text:p>0.7371168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815">
            <text:p>815</text:p>
          </table:table-cell>
          <table:table-cell table:style-name="ACE-1" office:value-type="float" office:value="378.14999999999998">
            <text:p>378.15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5660000999999999">
            <text:p>1.5660001</text:p>
          </table:table-cell>
          <table:table-cell table:style-name="ACE-0" office:value-type="float" office:value="52.640000000000001">
            <text:p>52.64</text:p>
          </table:table-cell>
          <table:table-cell table:style-name="ACE-0" office:value-type="float" office:value="5.2640000000000002">
            <text:p>5.264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1_P_30</text:p>
          </table:table-cell>
          <table:table-cell table:style-name="ACE-0" office:value-type="float" office:value="0.0172">
            <text:p>0.017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677007999999999">
            <text:p>0.20677008</text:p>
          </table:table-cell>
          <table:table-cell table:style-name="ACE-0" office:value-type="float" office:value="0.038899999999999997">
            <text:p>0.0389</text:p>
          </table:table-cell>
          <table:table-cell table:style-name="ACE-0" office:value-type="float" office:value="0.73711680000000002">
            <text:p>0.7371168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838">
            <text:p>838</text:p>
          </table:table-cell>
          <table:table-cell table:style-name="ACE-1" office:value-type="float" office:value="393.14999999999998">
            <text:p>393.15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6499971">
            <text:p>1.6499971</text:p>
          </table:table-cell>
          <table:table-cell table:style-name="ACE-0" office:value-type="float" office:value="41.82">
            <text:p>41.82</text:p>
          </table:table-cell>
          <table:table-cell table:style-name="ACE-0" office:value-type="float" office:value="4.1820000000000004">
            <text:p>4.18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1_P_30</text:p>
          </table:table-cell>
          <table:table-cell table:style-name="ACE-0" office:value-type="float" office:value="0.0172">
            <text:p>0.017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677007999999999">
            <text:p>0.20677008</text:p>
          </table:table-cell>
          <table:table-cell table:style-name="ACE-0" office:value-type="float" office:value="0.038899999999999997">
            <text:p>0.0389</text:p>
          </table:table-cell>
          <table:table-cell table:style-name="ACE-0" office:value-type="float" office:value="0.73711680000000002">
            <text:p>0.7371168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868">
            <text:p>868</text:p>
          </table:table-cell>
          <table:table-cell table:style-name="ACE-1" office:value-type="float" office:value="408.14999999999998">
            <text:p>408.15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6050032999999999">
            <text:p>1.6050033</text:p>
          </table:table-cell>
          <table:table-cell table:style-name="ACE-0" office:value-type="float" office:value="29.390000000000001">
            <text:p>29.39</text:p>
          </table:table-cell>
          <table:table-cell table:style-name="ACE-0" office:value-type="float" office:value="2.9390000000000001">
            <text:p>2.939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1_P_30</text:p>
          </table:table-cell>
          <table:table-cell table:style-name="ACE-0" office:value-type="float" office:value="0.0172">
            <text:p>0.017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677007999999999">
            <text:p>0.20677008</text:p>
          </table:table-cell>
          <table:table-cell table:style-name="ACE-0" office:value-type="float" office:value="0.038899999999999997">
            <text:p>0.0389</text:p>
          </table:table-cell>
          <table:table-cell table:style-name="ACE-0" office:value-type="float" office:value="0.73711680000000002">
            <text:p>0.7371168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897">
            <text:p>897</text:p>
          </table:table-cell>
          <table:table-cell table:style-name="ACE-1" office:value-type="float" office:value="423.14999999999998">
            <text:p>423.15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6499971">
            <text:p>1.6499971</text:p>
          </table:table-cell>
          <table:table-cell table:style-name="ACE-0" office:value-type="float" office:value="16.859999999999999">
            <text:p>16.86</text:p>
          </table:table-cell>
          <table:table-cell table:style-name="ACE-0" office:value-type="float" office:value="1.6859999999999999">
            <text:p>1.686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1_P_30</text:p>
          </table:table-cell>
          <table:table-cell table:style-name="ACE-0" office:value-type="float" office:value="0.0172">
            <text:p>0.017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677007999999999">
            <text:p>0.20677008</text:p>
          </table:table-cell>
          <table:table-cell table:style-name="ACE-0" office:value-type="float" office:value="0.038899999999999997">
            <text:p>0.0389</text:p>
          </table:table-cell>
          <table:table-cell table:style-name="ACE-0" office:value-type="float" office:value="0.73711680000000002">
            <text:p>0.7371168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925">
            <text:p>925</text:p>
          </table:table-cell>
          <table:table-cell table:style-name="ACE-1" office:value-type="float" office:value="363.14999999999998">
            <text:p>363.15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3500021">
            <text:p>1.3500021</text:p>
          </table:table-cell>
          <table:table-cell table:style-name="ACE-0" office:value-type="float" office:value="7.2080000000000002">
            <text:p>7.208</text:p>
          </table:table-cell>
          <table:table-cell table:style-name="ACE-0" office:value-type="float" office:value="0.7208">
            <text:p>0.7208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TMB_100_PHI_1_P_30</text:p>
          </table:table-cell>
          <table:table-cell table:style-name="ACE-0" office:value-type="float" office:value="0.0172">
            <text:p>0.017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677007999999999">
            <text:p>0.20677008</text:p>
          </table:table-cell>
          <table:table-cell table:style-name="ACE-0" office:value-type="float" office:value="0.038899999999999997">
            <text:p>0.0389</text:p>
          </table:table-cell>
          <table:table-cell table:style-name="ACE-0" office:value-type="float" office:value="0.73711680000000002">
            <text:p>0.7371168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e-10">
            <text:p>1E-10</text:p>
          </table:table-cell>
          <table:table-cell table:style-name="ACE-0" office:value-type="float" office:value="1e-08">
            <text:p>1E-08</text:p>
          </table:table-cell>
          <table:table-cell table:style-name="ACE-0" office:value-type="float" office:value="949">
            <text:p>949</text:p>
          </table:table-cell>
          <table:table-cell table:style-name="ACE-1" office:value-type="float" office:value="378.14999999999998">
            <text:p>378.15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3500021">
            <text:p>1.3500021</text:p>
          </table:table-cell>
          <table:table-cell table:style-name="ACE-0" office:value-type="float" office:value="5.7800000000000002">
            <text:p>5.78</text:p>
          </table:table-cell>
          <table:table-cell table:style-name="ACE-0" office:value-type="float" office:value="0.57799999999999996">
            <text:p>0.578</text:p>
          </table:table-cell>
          <table:table-cell table:number-columns-repeated="241" table:style-name="ACE-0"/>
        </table:table-row>
        <table:table-row table:style-name="AROW-0" table:number-rows-repeated="65484">
          <table:table-cell table:number-columns-repeated="256"/>
        </table:table-row>
        <table:named-expressions>
          <table:named-expression table:name="Sheet_Title" table:expression="of:=&quot;ign.csv&quot;" table:base-cell-address="$'ign.csv'.$A$1"/>
          <table:named-expression table:name="Print_Area" table:expression="of:=#REF!" table:base-cell-address="$'ign.csv'.$A$1"/>
        </table:named-expressions>
        <gnm:selections gnm:cursor-col="9" gnm:cursor-row="0">
          <gnm:selection gnm:start-col="9" gnm:start-row="0" gnm:end-col="9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.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gn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4-12-04T14:58:59Z</dc:date>
    <meta:creation-date>2024-12-04T14:58:42Z</meta:creation-date>
    <meta:generator>gnumeric/1.12.51</meta:generator>
  </office:meta>
</office:document-meta>
</file>